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for Sphere</text:p>
      <text:p text:style-name="P2">(Submitted by Shalin Shah - 201101179)</text:p>
      <text:p text:style-name="Standard"/>
      <text:list xml:id="list6608172039742890380" text:style-name="L1">
        <text:list-item>
          <text:p text:style-name="P5">Program Description :-</text:p>
        </text:list-item>
      </text:list>
      <text:p text:style-name="P3"/>
      <text:p text:style-name="P4">This program consist of a sphere which is not made using the in-built library functions of OpenGL. The primitive used for this is GL_QUAD_STRIP and shade model is GL_FLAT so the sphere may not be as smooth. When you rotate the sphere using 'r' then color of the sphere changes which is indicative of lights int the system.</text:p>
      <text:p text:style-name="P4"/>
      <text:list xml:id="list1201108724" text:continue-numbering="true" text:style-name="L1">
        <text:list-item>
          <text:p text:style-name="P5">Module Description :-</text:p>
        </text:list-item>
      </text:list>
      <text:p text:style-name="Standard"/>
      <text:p text:style-name="Standard">This part of the documentation includes short description of all the modules in the code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odule Name</text:p>
          </table:table-cell>
          <table:table-cell table:style-name="Table1.A1" office:value-type="string">
            <text:p text:style-name="P1">Parameters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Sphere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This is the main display method where in the sphere is drawn.</text:p>
          </table:table-cell>
        </table:table-row>
        <table:table-row>
          <table:table-cell table:style-name="Table1.A2" office:value-type="string">
            <text:p text:style-name="Table_20_Contents">Main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This is the main module where lights are initialized, frame is generated and perspective is set.</text:p>
          </table:table-cell>
        </table:table-row>
        <table:table-row>
          <table:table-cell table:style-name="Table1.A2" office:value-type="string">
            <text:p text:style-name="Table_20_Contents">Keys</text:p>
          </table:table-cell>
          <table:table-cell table:style-name="Table1.A2" office:value-type="string">
            <text:p text:style-name="Table_20_Contents">Key, X, Y</text:p>
          </table:table-cell>
          <table:table-cell table:style-name="Table1.C2" office:value-type="string">
            <text:p text:style-name="Table_20_Contents">This method takes keyboard keys as input and redisplays the <text:s/>sphere.</text:p>
          </table:table-cell>
        </table:table-row>
      </table:table>
      <text:p text:style-name="Standard"/>
      <text:p text:style-name="Standard"/>
      <text:p text:style-name="Standard"/>
      <text:list xml:id="list604702689" text:continue-numbering="true" text:style-name="L1">
        <text:list-item>
          <text:p text:style-name="P5">Controls Description :-</text:p>
        </text:list-item>
      </text:list>
      <text:p text:style-name="P3"/>
      <text:p text:style-name="P4">This part of the documentation explains what are the basic keys used to control the starwars-robot. 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Control Keys</text:p>
          </table:table-cell>
          <table:table-cell table:style-name="Table2.B1" office:value-type="string">
            <text:p text:style-name="P1">Functions</text:p>
          </table:table-cell>
        </table:table-row>
        <table:table-row>
          <table:table-cell table:style-name="Table2.A2" office:value-type="string">
            <text:p text:style-name="Table_20_Contents">Q, q</text:p>
          </table:table-cell>
          <table:table-cell table:style-name="Table2.B2" office:value-type="string">
            <text:p text:style-name="Table_20_Contents">Quit the program</text:p>
          </table:table-cell>
        </table:table-row>
        <table:table-row>
          <table:table-cell table:style-name="Table2.A2" office:value-type="string">
            <text:p text:style-name="Table_20_Contents">r</text:p>
          </table:table-cell>
          <table:table-cell table:style-name="Table2.B2" office:value-type="string">
            <text:p text:style-name="Table_20_Contents">If this button is pressed then the sphere rotates and then you can see the light effect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lin Shah</meta:initial-creator>
    <meta:creation-date>2014-04-25T16:55:52</meta:creation-date>
    <dc:date>2014-04-25T17:30:43</dc:date>
    <dc:creator>Shalin Shah</dc:creator>
    <meta:editing-duration>PT31M38S</meta:editing-duration>
    <meta:editing-cycles>10</meta:editing-cycles>
    <meta:generator>OpenOffice/4.0.1$Unix OpenOffice.org_project/401m5$Build-9714</meta:generator>
    <meta:document-statistic meta:table-count="2" meta:image-count="0" meta:object-count="0" meta:page-count="1" meta:paragraph-count="26" meta:word-count="187" meta:character-count="1058"/>
  </office:meta>
</office:document-meta>
</file>